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7.1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406.63pt" svg:y="51.45pt">
            <draw:object draw:notify-on-update-of-ranges="Sheet1.C2:Sheet1.C31 Sheet1.D2:Sheet1.D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<text:s text:c="5"/>value <text:s text:c="5"/>count <text:s text:c="2"/>proportion</text:p>
          </table:table-cell>
          <table:table-cell/>
          <table:table-cell office:value-type="string" calcext:value-type="string">
            <text:p>value </text:p>
          </table:table-cell>
          <table:table-cell office:value-type="string" calcext:value-type="string">
            <text:p>count 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5"/>14.00 <text:s text:c="9"/>1 <text:s text:c="7"/>0.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s text:c="5"/>15.00 <text:s text:c="9"/>1 <text:s text:c="7"/>0.00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<text:s text:c="5"/>17.00 <text:s text:c="9"/>1 <text:s text:c="7"/>0.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<text:s text:c="5"/>18.00 <text:s text:c="9"/>5 <text:s text:c="7"/>0.00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<text:s text:c="5"/>19.00 <text:s text:c="8"/>17 <text:s text:c="7"/>0.00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<text:s text:c="5"/>20.00 <text:s text:c="8"/>51 <text:s text:c="7"/>0.0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<text:s text:c="5"/>21.00 <text:s text:c="7"/>102 <text:s text:c="7"/>0.0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<text:s text:c="5"/>22.00 <text:s text:c="7"/>273 <text:s text:c="7"/>0.00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string" calcext:value-type="string">
            <text:p><text:s text:c="5"/>23.00 <text:s text:c="7"/>587 <text:s text:c="7"/>0.00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208" calcext:value-type="float">
            <text:p>1208</text:p>
          </table:table-cell>
        </table:table-row>
        <table:table-row table:style-name="ro1">
          <table:table-cell office:value-type="string" calcext:value-type="string">
            <text:p><text:s text:c="5"/>24.00 <text:s text:c="6"/>1139 <text:s text:c="7"/>0.00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string" calcext:value-type="string">
            <text:p><text:s text:c="5"/>25.00 <text:s text:c="6"/>2291 <text:s text:c="7"/>0.00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992" calcext:value-type="float">
            <text:p>2992</text:p>
          </table:table-cell>
        </table:table-row>
        <table:table-row table:style-name="ro1">
          <table:table-cell office:value-type="string" calcext:value-type="string">
            <text:p><text:s text:c="5"/>26.00 <text:s text:c="6"/>4245 <text:s text:c="7"/>0.00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4267" calcext:value-type="float">
            <text:p>4267</text:p>
          </table:table-cell>
        </table:table-row>
        <table:table-row table:style-name="ro1">
          <table:table-cell office:value-type="string" calcext:value-type="string">
            <text:p><text:s text:c="5"/>27.00 <text:s text:c="6"/>7312 <text:s text:c="7"/>0.00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764" calcext:value-type="float">
            <text:p>5764</text:p>
          </table:table-cell>
        </table:table-row>
        <table:table-row table:style-name="ro1">
          <table:table-cell office:value-type="string" calcext:value-type="string">
            <text:p><text:s text:c="5"/>28.00 <text:s text:c="5"/>12420 <text:s text:c="7"/>0.01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7249" calcext:value-type="float">
            <text:p>7249</text:p>
          </table:table-cell>
        </table:table-row>
        <table:table-row table:style-name="ro1">
          <table:table-cell office:value-type="string" calcext:value-type="string">
            <text:p><text:s text:c="5"/>29.00 <text:s text:c="5"/>19674 <text:s text:c="7"/>0.02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8740" calcext:value-type="float">
            <text:p>8740</text:p>
          </table:table-cell>
        </table:table-row>
        <table:table-row table:style-name="ro1">
          <table:table-cell office:value-type="string" calcext:value-type="string">
            <text:p><text:s text:c="5"/>30.00 <text:s text:c="5"/>29523 <text:s text:c="7"/>0.03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852" calcext:value-type="float">
            <text:p>9852</text:p>
          </table:table-cell>
        </table:table-row>
        <table:table-row table:style-name="ro1">
          <table:table-cell office:value-type="string" calcext:value-type="string">
            <text:p><text:s text:c="5"/>31.00 <text:s text:c="5"/>41998 <text:s text:c="7"/>0.04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0287" calcext:value-type="float">
            <text:p>10287</text:p>
          </table:table-cell>
        </table:table-row>
        <table:table-row table:style-name="ro1">
          <table:table-cell office:value-type="string" calcext:value-type="string">
            <text:p><text:s text:c="5"/>32.00 <text:s text:c="5"/>57241 <text:s text:c="7"/>0.05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0410" calcext:value-type="float">
            <text:p>10410</text:p>
          </table:table-cell>
        </table:table-row>
        <table:table-row table:style-name="ro1">
          <table:table-cell office:value-type="string" calcext:value-type="string">
            <text:p><text:s text:c="5"/>33.00 <text:s text:c="5"/>72202 <text:s text:c="7"/>0.07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608" calcext:value-type="float">
            <text:p>9608</text:p>
          </table:table-cell>
        </table:table-row>
        <table:table-row table:style-name="ro1">
          <table:table-cell office:value-type="string" calcext:value-type="string">
            <text:p><text:s text:c="5"/>34.00 <text:s text:c="5"/>86406 <text:s text:c="7"/>0.08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8128" calcext:value-type="float">
            <text:p>8128</text:p>
          </table:table-cell>
        </table:table-row>
        <table:table-row table:style-name="ro1">
          <table:table-cell office:value-type="string" calcext:value-type="string">
            <text:p><text:s text:c="5"/>35.00 <text:s text:c="5"/>98264 <text:s text:c="7"/>0.09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656" calcext:value-type="float">
            <text:p>6656</text:p>
          </table:table-cell>
        </table:table-row>
        <table:table-row table:style-name="ro1">
          <table:table-cell office:value-type="string" calcext:value-type="string">
            <text:p><text:s text:c="5"/>36.00 <text:s text:c="4"/>104477 <text:s text:c="7"/>0.10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829" calcext:value-type="float">
            <text:p>4829</text:p>
          </table:table-cell>
        </table:table-row>
        <table:table-row table:style-name="ro1">
          <table:table-cell office:value-type="string" calcext:value-type="string">
            <text:p><text:s text:c="5"/>37.00 <text:s text:c="4"/>103807 <text:s text:c="7"/>0.10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169" calcext:value-type="float">
            <text:p>3169</text:p>
          </table:table-cell>
        </table:table-row>
        <table:table-row table:style-name="ro1">
          <table:table-cell office:value-type="string" calcext:value-type="string">
            <text:p><text:s text:c="5"/>38.00 <text:s text:c="5"/>96480 <text:s text:c="7"/>0.096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780" calcext:value-type="float">
            <text:p>1780</text:p>
          </table:table-cell>
        </table:table-row>
        <table:table-row table:style-name="ro1">
          <table:table-cell office:value-type="string" calcext:value-type="string">
            <text:p><text:s text:c="5"/>39.00 <text:s text:c="5"/>82750 <text:s text:c="7"/>0.08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string" calcext:value-type="string">
            <text:p><text:s text:c="5"/>40.00 <text:s text:c="5"/>65784 <text:s text:c="7"/>0.06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<text:s text:c="5"/>41.00 <text:s text:c="5"/>47749 <text:s text:c="7"/>0.04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<text:s text:c="5"/>42.00 <text:s text:c="5"/>31421 <text:s text:c="7"/>0.03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<text:s text:c="5"/>43.00 <text:s text:c="5"/>18277 <text:s text:c="7"/>0.01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<text:s text:c="5"/>44.00 <text:s text:c="6"/>9336 <text:s text:c="7"/>0.009</text:p>
          </table:table-cell>
          <table:table-cell table:number-columns-repeated="2"/>
          <table:table-cell table:formula="of:=SUM([.D19:.D31])" office:value-type="float" office:value="56444" calcext:value-type="float">
            <text:p>56444</text:p>
          </table:table-cell>
        </table:table-row>
        <table:table-row table:style-name="ro1">
          <table:table-cell office:value-type="string" calcext:value-type="string">
            <text:p><text:s text:c="5"/>45.00 <text:s text:c="6"/>4209 <text:s text:c="7"/>0.0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46.00 <text:s text:c="6"/>1473 <text:s text:c="7"/>0.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47.00 <text:s text:c="7"/>418 <text:s text:c="7"/>0.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48.00 <text:s text:c="8"/>66 <text:s text:c="7"/>0.00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ample size ........... = 1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 .................. = <text:s/>35.9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 deviation .... = <text:s text:c="2"/>3.76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16:31:48.3441484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12:47:41.449227516</meta:creation-date>
    <dc:date>2018-11-04T16:31:54.888525620</dc:date>
    <meta:editing-duration>PT3M</meta:editing-duration>
    <meta:editing-cycles>3</meta:editing-cycles>
    <meta:generator>LibreOffice/6.0.6.2$Linux_X86_64 LibreOffice_project/00m0$Build-2</meta:generator>
    <meta:document-statistic meta:table-count="1" meta:cell-count="10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23cm" svg:y="0.316cm" chart:style-name="ch2">
          <text:p>Score Frequency</text:p>
        </chart:title>
        <chart:plot-area chart:style-name="ch3" table:cell-range-address="Sheet1.C2:Sheet1.D31" chart:data-source-has-labels="column" svg:x="1.331cm" svg:y="1.275cm" svg:width="14.349cm" svg:height="6.564cm">
          <chartooo:coordinate-region svg:x="2.508cm" svg:y="1.474cm" svg:width="13.172cm" svg:height="5.718cm"/>
          <chart:axis chart:dimension="x" chart:name="primary-x" chart:style-name="ch4" chartooo:axis-type="auto">
            <chartooo:date-scale/>
            <chart:title svg:x="7.945cm" svg:y="8.019cm" chart:style-name="ch5">
              <text:p>Scores</text:p>
            </chart:title>
            <chart:categories table:cell-range-address="Sheet1.C2:Sheet1.C31"/>
          </chart:axis>
          <chart:axis chart:dimension="y" chart:name="primary-y" chart:style-name="ch6">
            <chart:title svg:x="0.451cm" svg:y="5.382cm" chart:style-name="ch7">
              <text:p>Frequency</text:p>
            </chart:title>
            <chart:grid chart:style-name="ch8" chart:class="major"/>
          </chart:axis>
          <chart:series chart:style-name="ch9" chart:values-cell-range-address="Sheet1.D2:Sheet1.D31" chart:class="chart:bar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19">
                <text:p>19</text:p>
                <draw:g>
                  <svg:desc>Sheet1.C2:Sheet1.C31</svg:desc>
                </draw:g>
              </table:table-cell>
              <table:table-cell office:value-type="float" office:value="1">
                <text:p>1</text:p>
                <draw:g>
                  <svg:desc>Sheet1.D2:Sheet1.D31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992">
                <text:p>299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267">
                <text:p>426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764">
                <text:p>576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7249">
                <text:p>724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8740">
                <text:p>874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0287">
                <text:p>1028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0410">
                <text:p>1041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9608">
                <text:p>960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8128">
                <text:p>812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656">
                <text:p>665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829">
                <text:p>482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169">
                <text:p>316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780">
                <text:p>178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